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jaxRequestSelector.getSelectorContext(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jaxRequestSelector.select( String expression , Object selecto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